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Oxygen-Sans, Ubuntu, Cantarell, 'Helvetica Neue', sans-serif"/>
  </office:font-face-decls>
  <office:automatic-styles>
    <style:style style:name="P1"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h text:style-name="Heading_20_1" text:outline-level="1">i want to build this "A simple project for keeping daily jobs on spreadsheet files for later retrieval." using python and i want to venture into usilng open xml formart for spreadsheets</text:h>
      <text:p text:style-name="Standard"/>
      <text:p text:style-name="Standard">Great idea! Using open XML format for spreadsheets is a good choice since it's a widely supported format and can be easily read and manipulated using Python. Here are the general steps you can follow to build your project:</text:p>
      <text:p text:style-name="Standard"/>
      <text:p text:style-name="Standard">1. Install the necessary Python libraries: You'll need to install the openpyxl library, which is a Python library for reading and writing Excel (openpyxl is available on PyPI, so you can install it using pip).</text:p>
      <text:p text:style-name="Standard"/>
      <text:p text:style-name="Standard">2. Create a new Excel spreadsheet: You can use the openpyxl library to create a new Excel spreadsheet. You can define the columns and rows you want to use for your daily jobs, and then save the spreadsheet as an ".xlsx" file.</text:p>
      <text:p text:style-name="Standard"/>
      <text:p text:style-name="Standard">3. Write data to the spreadsheet: Once you've created your spreadsheet, you can use the openpyxl library to write data to it. You can define a function that takes input from the user (e.g., the daily job, the date, etc.) and then writes the data to the appropriate columns and rows in the spreadsheet.</text:p>
      <text:p text:style-name="Standard"/>
      <text:p text:style-name="Standard">4. Read data from the spreadsheet: You can also use the openpyxl library to read data from the spreadsheet. You can define a function that takes a date as input and then reads the data from the spreadsheet for that date.</text:p>
      <text:p text:style-name="Standard"/>
      <text:p text:style-name="Standard">5. Add error handling: It's a good idea to add error handling to your project to handle cases where the user inputs invalid data or the script encounters other errors.</text:p>
      <text:p text:style-name="Standard"/>
      <text:p text:style-name="Standard">Overall, building a simple project for keeping daily jobs on spreadsheet files using open XML format for spreadsheets is a great way to learn Python and explore the openpyxl library. Good luck with your project!</text:p>
      <text:p text:style-name="Standard"/>
      <text:h text:style-name="Heading_20_1" text:outline-level="1">i want to use pyqt for the gui and also i would like to make the app also save to open xml for word docs and open presentation format</text:h>
      <text:p text:style-name="Text_20_body"/>
      <text:p text:style-name="Text_20_body"><text:soft-page-break/>Great! Using PyQt for the GUI and saving to open XML format for Word docs and Open Presentation format is definitely possible. Here are the general steps you can follow to build your project:</text:p>
      <text:p text:style-name="Text_20_body"/>
      <text:p text:style-name="Text_20_body">1. Install the necessary Python libraries: You'll need to install PyQt and the openpyxl library for working with Excel spreadsheets, python-docx library for working with Word documents and python-pptx library for working with PowerPoint presentations.</text:p>
      <text:p text:style-name="Text_20_body"/>
      <text:p text:style-name="Text_20_body">2. Design the GUI: You can use PyQt to design the graphical user interface for your application. You can create a main window with a menu bar, toolbar, and various widgets such as text boxes, buttons, and tables.</text:p>
      <text:p text:style-name="Text_20_body"/>
      <text:p text:style-name="Text_20_body">3. Add functionality to the GUI: Once you've designed the GUI, you can add functionality to it using PyQt. You can define functions that are triggered by events such as button clicks, menu selections, or keyboard shortcuts.</text:p>
      <text:p text:style-name="Text_20_body"/>
      <text:p text:style-name="Text_20_body">4. Use openpyxl to write data to an Excel spreadsheet: You can use the openpyxl library to write data to an Excel spreadsheet. You can define a function that takes input from the user (e.g., the daily job, the date, etc.) and then writes the data to the appropriate columns and rows in the spreadsheet.</text:p>
      <text:p text:style-name="Text_20_body"/>
      <text:p text:style-name="Text_20_body">5. Use python-docx to save data to a Word document: You can use the python-docx library to write data to a Word document. You can define a function that takes input from the user (e.g., the daily job, the date, etc.) and then writes the data to the appropriate sections of the Word document.</text:p>
      <text:p text:style-name="Text_20_body"/>
      <text:p text:style-name="Text_20_body">6. Use python-pptx to save data to a PowerPoint presentation: You can use the python-pptx library to write data to a PowerPoint presentation. You can define a function that takes input from the user (e.g., the daily job, the date, etc.) and then writes the data to the appropriate slides of the PowerPoint presentation.</text:p>
      <text:p text:style-name="Text_20_body"/>
      <text:p text:style-name="Text_20_body">7. Add error handling: It's a good idea to add error handling to your project to handle cases where the user inputs invalid data or the script encounters other errors.</text:p>
      <text:p text:style-name="Text_20_body"/>
      <text:p text:style-name="Text_20_body">With these steps, you should be able to create an application that allows the user to save daily jobs as Excel spreadsheets, Word documents, and PowerPoint presentations using PyQt for the GUI. Good luck with your project!</text:p>
      <text:p text:style-name="Text_20_body"/>
      <text:h text:style-name="Heading_20_1" text:outline-level="1"><text:soft-page-break/>i would also like to make it save to dropbox or google drive or onedrive</text:h>
      <text:p text:style-name="Text_20_body"/>
      <text:p text:style-name="Text_20_body">Sure, you can integrate your application with Dropbox, Google Drive, or OneDrive to save the files directly to the cloud storage instead of saving them locally.</text:p>
      <text:p text:style-name="Text_20_body"/>
      <text:p text:style-name="Text_20_body">Here are the general steps you can follow to integrate cloud storage with your application:</text:p>
      <text:p text:style-name="Text_20_body"/>
      <text:p text:style-name="Text_20_body">1. Create an account with the cloud storage provider of your choice: To integrate with Dropbox, Google Drive, or OneDrive, you'll need to create an account with the provider and obtain an API key or access token that your application can use to access the cloud storage.</text:p>
      <text:p text:style-name="Text_20_body"/>
      <text:p text:style-name="Text_20_body">2. Install the necessary Python libraries for the cloud storage API: Each cloud storage provider has its own API that you can use to interact with the cloud storage. You'll need to install the appropriate Python library for the API you want to use. For example, you can use the Dropbox API v2 library for Dropbox, the Google Drive API library for Google Drive, and the OneDrive API library for OneDrive.</text:p>
      <text:p text:style-name="Text_20_body"/>
      <text:p text:style-name="Text_20_body">3. Authenticate your application with the cloud storage provider: You'll need to authenticate your application with the cloud storage provider using the API key or access token you obtained in step 1. This typically involves creating an instance of the API client and passing in the authentication credentials.</text:p>
      <text:p text:style-name="Text_20_body"/>
      <text:p text:style-name="Text_20_body">4. Save files to the cloud storage: Once you've authenticated your application with the cloud storage provider, you can use the API to save files directly to the cloud storage. You can modify the functions you created in step 4, 5, and 6 to save files to the cloud storage instead of saving them locally.</text:p>
      <text:p text:style-name="Text_20_body"/>
      <text:p text:style-name="Text_20_body">5. Add error handling: It's a good idea to add error handling to your project to handle cases where the user inputs invalid data or the script encounters other errors. You'll also want to handle errors that may occur when communicating with the cloud storage API, such as network errors or authentication errors.</text:p>
      <text:p text:style-name="Text_20_body"/>
      <text:p text:style-name="Text_20_body">With these steps, you should be able to integrate your application with Dropbox, Google Drive, or OneDrive to save the files directly to the cloud storage. Remember to follow the API documentation for the cloud storage provider you choose, as the specific steps may vary depending on the provider and the API. Good luck with your project!</text:p>
      <text:h text:style-name="P1" text:outline-level="1">nice and thanks for the help. now i need a project plan for the application</text:h>
      <text:p text:style-name="Text_20_body"/>
      <text:p text:style-name="Text_20_body">Sure, here is a general project plan for your application:</text:p>
      <text:p text:style-name="Text_20_body"/>
      <text:p text:style-name="Text_20_body">1. Define the scope and requirements of the application: The first step is to define the scope of the application and the specific requirements that it needs to meet. This includes identifying the key features of the application, such as the ability to create and save daily jobs, support for multiple file formats, and integration with cloud storage.</text:p>
      <text:p text:style-name="Text_20_body"/>
      <text:p text:style-name="Text_20_body">2. Design the user interface: Once you have defined the requirements, you can design the user interface for the application using PyQt. This involves creating wireframes and mockups of the UI, as well as deciding on the layout, color scheme, and typography.</text:p>
      <text:p text:style-name="Text_20_body"/>
      <text:p text:style-name="Text_20_body">3. Set up the development environment: Install the necessary Python libraries and set up the development environment for your project.</text:p>
      <text:p text:style-name="Text_20_body"/>
      <text:p text:style-name="Text_20_body">4. Implement the UI: Start implementing the UI using PyQt. This includes creating the main window, menu bar, toolbar, and various widgets such as text boxes, buttons, and tables.</text:p>
      <text:p text:style-name="Text_20_body"/>
      <text:p text:style-name="Text_20_body">5. Integrate the cloud storage API: Integrate your application with Dropbox, Google Drive, or OneDrive API to allow users to save files directly to the cloud storage.</text:p>
      <text:p text:style-name="Text_20_body"/>
      <text:p text:style-name="Text_20_body">6. Implement the functionality to save files in open XML format: Implement the functionality to save daily jobs in Excel spreadsheets, Word documents, and PowerPoint presentations using the openpyxl, python-docx, and python-pptx libraries respectively.</text:p>
      <text:p text:style-name="Text_20_body"/>
      <text:p text:style-name="Text_20_body">7. Add error handling: Add error handling to your project to handle cases where the user inputs invalid data or the script encounters other errors.</text:p>
      <text:p text:style-name="Text_20_body"/>
      <text:p text:style-name="Text_20_body">8. Test the application: Test the application thoroughly to ensure that it meets all the requirements and functions as expected.</text:p>
      <text:p text:style-name="Text_20_body"/>
      <text:p text:style-name="Text_20_body"><text:soft-page-break/>9. Deploy the application: Once you have tested the application, deploy it to the target environment, such as a local machine, a server, or a cloud platform.</text:p>
      <text:p text:style-name="Text_20_body"/>
      <text:p text:style-name="Text_20_body">10. Maintain and update the application: Maintain and update the application as needed to fix bugs, add new features, and improve functionality.</text:p>
      <text:p text:style-name="Text_20_body"/>
      <text:p text:style-name="Text_20_body">This is a general project plan for your application. You can adjust the plan as needed based on your specific requirements and timeline. Remember to break down each task into smaller, more manageable sub-tasks, and to keep track of your progress to ensure that the project stays on track. Good luck with your project!</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8.338000000</meta:creation-date>
    <dc:date>2023-07-26T17:49:06.633000000</dc:date>
    <meta:editing-duration>PT9M48S</meta:editing-duration>
    <meta:editing-cycles>2</meta:editing-cycles>
    <meta:generator>LibreOffice/7.5.1.2$Windows_X86_64 LibreOffice_project/fcbaee479e84c6cd81291587d2ee68cba099e129</meta:generator>
    <meta:document-statistic meta:table-count="0" meta:image-count="0" meta:object-count="0" meta:page-count="5" meta:paragraph-count="40" meta:word-count="1481" meta:character-count="8675" meta:non-whitespace-character-count="7234"/>
  </office:meta>
</office:document-meta>
</file>